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text-properties fo:font-weight="normal" style:font-weight-asian="normal" style:font-weight-complex="normal"/>
    </style:style>
    <style:style style:name="T1" style:family="text">
      <style:text-properties officeooo:rsid="0010614e"/>
    </style:style>
    <style:style style:name="T2" style:family="text">
      <style:text-properties officeooo:rsid="0016d65c"/>
    </style:style>
    <style:style style:name="T3" style:family="text">
      <style:text-properties officeooo:rsid="001af2af"/>
    </style:style>
    <style:style style:name="T4" style:family="text">
      <style:text-properties officeooo:rsid="001e35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rol unit</text:p>
      <text:p text:style-name="Standard"/>
      <text:list xml:id="list936414689" text:style-name="L1">
        <text:list-item>
          <text:p text:style-name="P3">The CU is that component of the processor that executes program instructions by coordinating the various parts, internal and external to the processor, causing things to actually happen.</text:p>
        </text:list-item>
        <text:list-item>
          <text:p text:style-name="P3">This is done by issuing control signals to execute each instruction. Control signals enable suitable data-paths and tell the different components(ALU, Registers) of the processor how/which-of their inputs should be transformed.</text:p>
          <text:list>
            <text:list-item>
              <text:p text:style-name="P3">Control signals external to the processor to cause data exchange with memory and I/O modules</text:p>
              <text:list>
                <text:list-item>
                  <text:p text:style-name="P3">Should memory be read or written?</text:p>
                </text:list-item>
              </text:list>
            </text:list-item>
            <text:list-item>
              <text:p text:style-name="P3">Control signals internal to the processor to move data between registers, indicate which instruction should be executed next among others</text:p>
              <text:list>
                <text:list-item>
                  <text:p text:style-name="P3">Should a register be read or written?</text:p>
                </text:list-item>
                <text:list-item>
                  <text:p text:style-name="P3">Which register should be read/written?</text:p>
                </text:list-item>
                <text:list-item>
                  <text:p text:style-name="P3">Sequencing – Which instruction should be executed next?</text:p>
                </text:list-item>
                <text:list-item>
                  <text:p text:style-name="P3">Which <text:s/>input to a particular processor component should be selected?</text:p>
                </text:list-item>
              </text:list>
            </text:list-item>
            <text:list-item>
              <text:p text:style-name="P3">Control signals to the ALU cause it to perform a specified function</text:p>
              <text:list>
                <text:list-item>
                  <text:p text:style-name="P3">Which type of operation the ALU should perform</text:p>
                </text:list-item>
              </text:list>
            </text:list-item>
          </text:list>
        </text:list-item>
      </text:list>
      <text:p text:style-name="Standard">Input to the control unit consists of the instruction register, flags, and control signals from external sources(e.g. Interrupt signals).</text:p>
      <text:p text:style-name="Standard"/>
      <text:p text:style-name="P1"><text:span text:style-name="T3">Hardwired i</text:span>mplementation of the control unit</text:p>
      <text:list xml:id="list1067542529" text:style-name="L2">
        <text:list-item>
          <text:p text:style-name="P4">The logic of the control unit is implemented as a combinatorial circuit which transforms the input to output control signals to execute a instruction.</text:p>
        </text:list-item>
        <text:list-item>
          <text:p text:style-name="P4">It is very difficult to design and test the control unit of a modern complex processor <text:span text:style-name="T1">as a hardwired implementation</text:span>.</text:p>
        </text:list-item>
        <text:list-item>
          <text:p text:style-name="P4">Also the design is relatively inflexible as the design cannot be changed to add new instructions.</text:p>
        </text:list-item>
      </text:list>
      <text:p text:style-name="Standard"/>
      <text:p text:style-name="P1">Single cycle implementation</text:p>
      <text:list xml:id="list1042369484" text:style-name="L3">
        <text:list-item>
          <text:p text:style-name="P5">A processor implementation in which an instruction is executed in one clock cycle</text:p>
        </text:list-item>
        <text:list-item>
          <text:p text:style-name="P5">A single cycle is not used in modern processor designs as it is inefficient both in its performance and hardware cost.</text:p>
          <text:list>
            <text:list-item>
              <text:p text:style-name="P5"><text:span text:style-name="T2">As t</text:span>he clock cycle is the same length for every instruction in this design <text:span text:style-name="T2">it</text:span> <text:span text:style-name="T2">is </text:span>determined by the longest possible datapath in the machine. Thus design will prove inefficient as several instruction<text:span text:style-name="T4">s</text:span>/instruction-classes could fit in a shorter clock cycle.</text:p>
            </text:list-item>
            <text:list-item>
              <text:p text:style-name="P5">In this single-cycle implementation, each functional unit can be used only once per clock; therefore, some functional units must be duplicated, raising the cost of the implementation</text:p>
            </text:list-item>
          </text:list>
        </text:list-item>
      </text:list>
      <text:p text:style-name="Standard"/>
      <text:p text:style-name="P1">Variable cycle implementation</text:p>
      <text:list xml:id="list665830294" text:style-name="L4">
        <text:list-item>
          <text:p text:style-name="P6">Every instruction executes in a single clock cycle like a single cycle implementation except that the clock is a variable length clock, which for each instruction is only as long as it needs to be</text:p>
        </text:list-item>
        <text:list-item>
          <text:p text:style-name="P6">This approach is not practical as implementing a variable clock for each instruction class is extremely difficult and the overhead could be larger than any advantage gained</text:p>
        </text:list-item>
        <text:list-item>
          <text:p text:style-name="P6">From a theoretical point of view it will allow us to see what is being sacrificed when all instructions must execute in a single clock of the same length</text:p>
        </text:list-item>
      </text:list>
      <text:p text:style-name="Standard"/>
      <text:p text:style-name="P1">Multi-cycle implementation</text:p>
      <text:list xml:id="list1454903301" text:style-name="L5">
        <text:list-item>
          <text:p text:style-name="P7"><text:soft-page-break/>Every instruction is executed in multiple clock cycles.</text:p>
        </text:list-item>
        <text:list-item>
          <text:p text:style-name="P7">Each clock cycle is relatively smaller when compared to the length of cycle in the single cycle implementation as the cycle length here is dictated by the basic functional unit delays in the data path. The clock cycle length is in fact equal to the greatest of these individual functional unit delay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05T16:50:23</meta:creation-date>
    <dc:date>2013-01-29T07:32:04</dc:date>
    <dc:creator>Kempa </dc:creator>
    <meta:editing-duration>PT15H26M18S</meta:editing-duration>
    <meta:editing-cycles>37</meta:editing-cycles>
    <meta:generator>LibreOffice/3.6$Linux_x86 LibreOffice_project/360m1$Build-2</meta:generator>
    <meta:document-statistic meta:table-count="0" meta:image-count="0" meta:object-count="0" meta:page-count="2" meta:paragraph-count="29" meta:word-count="520" meta:character-count="3161" meta:non-whitespace-character-count="2692"/>
  </office:meta>
</office:document-meta>
</file>